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Print" svg:font-family="'Segoe Print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Segoe Print" fo:font-size="11pt" fo:language="zxx" fo:country="none" style:font-name-asian="Segoe Print" style:font-size-asian="11pt" style:font-name-complex="Segoe Print" style:font-size-complex="11pt"/>
    </style:style>
    <style:style style:name="P3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Segoe Print" fo:font-size="11pt" style:font-name-asian="Segoe Print" style:font-size-asian="11pt" style:font-name-complex="Segoe Prin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1pt" fo:font-weight="normal" style:font-name-asian="Segoe Print" style:font-size-asian="11pt" style:font-weight-asian="normal" style:font-name-complex="Segoe Print" style:font-size-complex="11pt" style:font-weight-complex="normal"/>
    </style:style>
    <style:style style:name="P6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omic Sans MS" fo:font-size="11pt" style:font-name-asian="Segoe Print" style:font-size-asian="11pt" style:font-name-complex="Segoe Prin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ainstorming nach dem 1. Besprechungstermin</text:p>
      <text:p text:style-name="P4"/>
      <text:p text:style-name="P5">gesellschaftliche Relevanz erhöhen</text:p>
      <text:p text:style-name="P6"><text:s/>-&gt; verallgemeinern auf alle Parksituationen</text:p>
      <text:p text:style-name="P6"/>
      <text:p text:style-name="P6">Nutzungsproblem erweitern -&gt; zu wenig Stakeholder</text:p>
      <text:p text:style-name="P6"/>
      <text:p text:style-name="P6">Anwendungslogik zu wenig</text:p>
      <text:p text:style-name="P6">Wegbeschreibung</text:p>
      <text:p text:style-name="P6"/>
      <text:p text:style-name="P6">parkplatzsuche in der umgebung </text:p>
      <text:p text:style-name="P6">mögliche navigation</text:p>
      <text:p text:style-name="P6"/>
      <text:p text:style-name="P6">nutzerrolle? student -&gt; studentenparkplatz beinhaltet</text:p>
      <text:p text:style-name="P6"/>
      <text:p text:style-name="P6">private zur verfügungstellung des eigenen parkplatz</text:p>
      <text:p text:style-name="P6"/>
      <text:p text:style-name="P6">vorher festlegen wo man ungefähr parken möchte</text:p>
      <text:p text:style-name="P6">_________________________________________________________________________________________________________</text:p>
      <text:p text:style-name="P6">Personendaten(Rolle/Fahrzeugrolle) <text:s text:c="3"/>| <text:s text:c="3"/>Services</text:p>
      <text:p text:style-name="P6">Ortangaben (Person -&gt; Bestimmungsort) <text:s text:c="3"/>| <text:s text:c="3"/>Services</text:p>
      <text:p text:style-name="P6">berechnung Weg <text:s text:c="3"/>| <text:s text:c="3"/>Client</text:p>
      <text:p text:style-name="P6">Parkplatz-Standort (Offiziell / privat)</text:p>
      <text:p text:style-name="P6">preise der parkzeit/wecker <text:s text:c="3"/>| <text:s text:c="3"/>Client</text:p>
      <text:p text:style-name="P6">parkplatz voll/nicht mehr voll (meldung durch nutzer -&gt; öffentliche /schranke -&gt; kommerziell|Instituell) <text:s text:c="3"/>| <text:s text:c="3"/>Services</text:p>
      <text:p text:style-name="P6">auto wiederfinden <text:s text:c="3"/>| <text:s text:c="3"/>Client</text:p>
      <text:p text:style-name="P6">öffnungszeiten <text:s text:c="3"/>| <text:s text:c="3"/>Service</text:p>
      <text:p text:style-name="P6">möglichkeit gegeben nutzer miteinander kommunizieren <text:s text:c="3"/>| <text:s text:c="3"/></text:p>
      <text:p text:style-name="P6">zusatzinfos zu parkplatz <text:s text:c="3"/>| <text:s text:c="3"/>Service</text:p>
      <text:p text:style-name="P6">Bewertung?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Print" svg:font-family="'Segoe Print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2T12:20:34.98</meta:creation-date>
    <dc:date>2015-11-13T19:44:01.45</dc:date>
    <meta:editing-duration>PT2M5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3" meta:word-count="103" meta:character-count="1023"/>
    <dc:creator>Bernd SChenider</dc:creator>
  </office:meta>
</office:document-meta>
</file>